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100000119917146DB.png" manifest:media-type="image/png"/>
  <manifest:file-entry manifest:full-path="Pictures/100002010000019700000119FCB3CA4C.png" manifest:media-type="image/png"/>
  <manifest:file-entry manifest:full-path="Pictures/10000201000001970000011936B8A4F1.png" manifest:media-type="image/png"/>
  <manifest:file-entry manifest:full-path="Pictures/10000201000003200000025835479F61.png" manifest:media-type="image/png"/>
  <manifest:file-entry manifest:full-path="Pictures/100002010000032000000258B1F380F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y="-0.915cm" svg:width="19.001cm" svg:height="14.25cm" draw:z-index="1"><draw:image xlink:href="Pictures/100002010000032000000258B1F380F7.png" xlink:type="simple" xlink:show="embed" xlink:actuate="onLoad"/></draw:frame><draw:frame draw:style-name="fr1" draw:name="Image1" text:anchor-type="paragraph" svg:y="13.451cm" svg:width="19.001cm" svg:height="14.249cm" draw:z-index="0"><draw:image xlink:href="Pictures/10000201000003200000025835479F61.png" xlink:type="simple" xlink:show="embed" xlink:actuate="onLoad"/></draw:frame></text:p>
      <text:p text:style-name="Standard"><draw:frame draw:style-name="fr1" draw:name="Image4" text:anchor-type="paragraph" svg:y="10.451cm" svg:width="14.362cm" svg:height="9.915cm" draw:z-index="3"><draw:image xlink:href="Pictures/10000201000001970000011936B8A4F1.png" xlink:type="simple" xlink:show="embed" xlink:actuate="onLoad"/></draw:frame><draw:frame draw:style-name="fr2" draw:name="Image3" text:anchor-type="paragraph" svg:width="14.362cm" svg:height="9.915cm" draw:z-index="2"><draw:image xlink:href="Pictures/100002010000019700000119FCB3CA4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y="0.601cm" svg:width="16.609cm" svg:height="12.121cm" draw:z-index="4"><draw:image xlink:href="Pictures/100002010000018100000119917146D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1:20:15.888028173</meta:creation-date>
    <dc:date>2015-02-06T02:26:23.347194587</dc:date>
    <meta:editing-duration>PT8M59S</meta:editing-duration>
    <meta:editing-cycles>2</meta:editing-cycles>
    <meta:generator>LibreOffice/4.3.3.2$Linux_x86 LibreOffice_project/430m0$Build-2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